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2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957in"/>
    </style:style>
    <style:style style:name="co7" style:family="table-column">
      <style:table-column-properties fo:break-before="auto" style:column-width="1.2661in"/>
    </style:style>
    <style:style style:name="co8" style:family="table-column">
      <style:table-column-properties fo:break-before="auto" style:column-width="1.2492in"/>
    </style:style>
    <style:style style:name="co9" style:family="table-column">
      <style:table-column-properties fo:break-before="auto" style:column-width="1.3583in"/>
    </style:style>
    <style:style style:name="co10" style:family="table-column">
      <style:table-column-properties fo:break-before="auto" style:column-width="1.3417in"/>
    </style:style>
    <style:style style:name="co11" style:family="table-column">
      <style:table-column-properties fo:break-before="auto" style:column-width="2.5362in"/>
    </style:style>
    <style:style style:name="co12" style:family="table-column">
      <style:table-column-properties fo:break-before="auto" style:column-width="1.4335in"/>
    </style:style>
    <style:style style:name="co13" style:family="table-column">
      <style:table-column-properties fo:break-before="auto" style:column-width="1.5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9211679380057" calcext:value-type="float">
            <text:p>0.149211679380057</text:p>
          </table:table-cell>
          <table:table-cell office:value-type="float" office:value="0.424671419276346" calcext:value-type="float">
            <text:p>0.424671419276346</text:p>
          </table:table-cell>
          <table:table-cell office:value-type="float" office:value="0.935655838915127" calcext:value-type="float">
            <text:p>0.935655838915127</text:p>
          </table:table-cell>
          <table:table-cell office:value-type="float" office:value="0.937702403168465" calcext:value-type="float">
            <text:p>0.937702403168465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2678577229594" calcext:value-type="float">
            <text:p>0.512678577229594</text:p>
          </table:table-cell>
          <table:table-cell office:value-type="float" office:value="0.788267837869774" calcext:value-type="float">
            <text:p>0.788267837869774</text:p>
          </table:table-cell>
          <table:table-cell office:value-type="float" office:value="0.791664551504007" calcext:value-type="float">
            <text:p>0.791664551504007</text:p>
          </table:table-cell>
          <table:table-cell office:value-type="float" office:value="0.787165271576418" calcext:value-type="float">
            <text:p>0.787165271576418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8990617003128" calcext:value-type="float">
            <text:p>0.148990617003128</text:p>
          </table:table-cell>
          <table:table-cell office:value-type="float" office:value="0.431617856127381" calcext:value-type="float">
            <text:p>0.431617856127381</text:p>
          </table:table-cell>
          <table:table-cell office:value-type="float" office:value="0.944839351720216" calcext:value-type="float">
            <text:p>0.944839351720216</text:p>
          </table:table-cell>
          <table:table-cell office:value-type="float" office:value="0.946829684390105" calcext:value-type="float">
            <text:p>0.946829684390105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06397497867501" calcext:value-type="float">
            <text:p>0.506397497867501</text:p>
          </table:table-cell>
          <table:table-cell office:value-type="float" office:value="0.831390389536537" calcext:value-type="float">
            <text:p>0.831390389536537</text:p>
          </table:table-cell>
          <table:table-cell office:value-type="float" office:value="0.829968723343759" calcext:value-type="float">
            <text:p>0.829968723343759</text:p>
          </table:table-cell>
          <table:table-cell office:value-type="float" office:value="0.828262723912425" calcext:value-type="float">
            <text:p>0.828262723912425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6135405836691" calcext:value-type="float">
            <text:p>0.126135405836691</text:p>
          </table:table-cell>
          <table:table-cell office:value-type="float" office:value="0.086139877996879" calcext:value-type="float">
            <text:p>0.086139877996879</text:p>
          </table:table-cell>
          <table:table-cell office:value-type="float" office:value="0.929903295546719" calcext:value-type="float">
            <text:p>0.929903295546719</text:p>
          </table:table-cell>
          <table:table-cell office:value-type="float" office:value="0.933062902590853" calcext:value-type="float">
            <text:p>0.933062902590853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2702377457746" calcext:value-type="float">
            <text:p>0.442702377457746</text:p>
          </table:table-cell>
          <table:table-cell office:value-type="float" office:value="0.453966775345443" calcext:value-type="float">
            <text:p>0.453966775345443</text:p>
          </table:table-cell>
          <table:table-cell office:value-type="float" office:value="0.532761020015711" calcext:value-type="float">
            <text:p>0.532761020015711</text:p>
          </table:table-cell>
          <table:table-cell office:value-type="float" office:value="0.501799300167922" calcext:value-type="float">
            <text:p>0.501799300167922</text:p>
          </table:table-cell>
        </table:table-row>
      </table:table>
      <table:table table:name="27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7934778070227" calcext:value-type="float">
            <text:p>0.147934778070227</text:p>
          </table:table-cell>
          <table:table-cell office:value-type="float" office:value="0.422672943166655" calcext:value-type="float">
            <text:p>0.422672943166655</text:p>
          </table:table-cell>
          <table:table-cell office:value-type="float" office:value="0.944332256344447" calcext:value-type="float">
            <text:p>0.944332256344447</text:p>
          </table:table-cell>
          <table:table-cell office:value-type="float" office:value="0.946786473287634" calcext:value-type="float">
            <text:p>0.946786473287634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9373661812903" calcext:value-type="float">
            <text:p>0.519373661812903</text:p>
          </table:table-cell>
          <table:table-cell office:value-type="float" office:value="0.820789936950734" calcext:value-type="float">
            <text:p>0.820789936950734</text:p>
          </table:table-cell>
          <table:table-cell office:value-type="float" office:value="0.817889658511853" calcext:value-type="float">
            <text:p>0.817889658511853</text:p>
          </table:table-cell>
          <table:table-cell office:value-type="float" office:value="0.812544168217833" calcext:value-type="float">
            <text:p>0.812544168217833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5021037868163" calcext:value-type="float">
            <text:p>0.145021037868163</text:p>
          </table:table-cell>
          <table:table-cell office:value-type="float" office:value="0.431977559607293" calcext:value-type="float">
            <text:p>0.431977559607293</text:p>
          </table:table-cell>
          <table:table-cell office:value-type="float" office:value="0.95343618513324" calcext:value-type="float">
            <text:p>0.95343618513324</text:p>
          </table:table-cell>
          <table:table-cell office:value-type="float" office:value="0.951753155680224" calcext:value-type="float">
            <text:p>0.951753155680224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08555399719495" calcext:value-type="float">
            <text:p>0.508555399719495</text:p>
          </table:table-cell>
          <table:table-cell office:value-type="float" office:value="0.856100981767181" calcext:value-type="float">
            <text:p>0.856100981767181</text:p>
          </table:table-cell>
          <table:table-cell office:value-type="float" office:value="0.844319775596073" calcext:value-type="float">
            <text:p>0.844319775596073</text:p>
          </table:table-cell>
          <table:table-cell office:value-type="float" office:value="0.841514726507714" calcext:value-type="float">
            <text:p>0.841514726507714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3062179252238" calcext:value-type="float">
            <text:p>0.123062179252238</text:p>
          </table:table-cell>
          <table:table-cell office:value-type="float" office:value="0.0861900097943193" calcext:value-type="float">
            <text:p>0.0861900097943193</text:p>
          </table:table-cell>
          <table:table-cell office:value-type="float" office:value="0.945254347316006" calcext:value-type="float">
            <text:p>0.945254347316006</text:p>
          </table:table-cell>
          <table:table-cell office:value-type="float" office:value="0.942631919353678" calcext:value-type="float">
            <text:p>0.942631919353678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33850002719313" calcext:value-type="float">
            <text:p>0.433850002719313</text:p>
          </table:table-cell>
          <table:table-cell office:value-type="float" office:value="0.461236209762732" calcext:value-type="float">
            <text:p>0.461236209762732</text:p>
          </table:table-cell>
          <table:table-cell office:value-type="float" office:value="0.559853926427985" calcext:value-type="float">
            <text:p>0.559853926427985</text:p>
          </table:table-cell>
          <table:table-cell office:value-type="float" office:value="0.527663869313986" calcext:value-type="float">
            <text:p>0.527663869313986</text:p>
          </table:table-cell>
        </table:table-row>
      </table:table>
      <table:table table:name="3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56298717968702" calcext:value-type="float">
            <text:p>0.156298717968702</text:p>
          </table:table-cell>
          <table:table-cell office:value-type="float" office:value="0.427404188491658" calcext:value-type="float">
            <text:p>0.427404188491658</text:p>
          </table:table-cell>
          <table:table-cell office:value-type="float" office:value="0.951141376919434" calcext:value-type="float">
            <text:p>0.951141376919434</text:p>
          </table:table-cell>
          <table:table-cell office:value-type="float" office:value="0.955851398798439" calcext:value-type="float">
            <text:p>0.955851398798439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497136624775275" calcext:value-type="float">
            <text:p>0.497136624775275</text:p>
          </table:table-cell>
          <table:table-cell office:value-type="float" office:value="0.815369978472979" calcext:value-type="float">
            <text:p>0.815369978472979</text:p>
          </table:table-cell>
          <table:table-cell office:value-type="float" office:value="0.81508782980809" calcext:value-type="float">
            <text:p>0.81508782980809</text:p>
          </table:table-cell>
          <table:table-cell office:value-type="float" office:value="0.813997659021443" calcext:value-type="float">
            <text:p>0.813997659021443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53762268266085" calcext:value-type="float">
            <text:p>0.153762268266085</text:p>
          </table:table-cell>
          <table:table-cell office:value-type="float" office:value="0.437568157033806" calcext:value-type="float">
            <text:p>0.437568157033806</text:p>
          </table:table-cell>
          <table:table-cell office:value-type="float" office:value="0.953653217011996" calcext:value-type="float">
            <text:p>0.953653217011996</text:p>
          </table:table-cell>
          <table:table-cell office:value-type="float" office:value="0.959923664122137" calcext:value-type="float">
            <text:p>0.959923664122137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497818974918212" calcext:value-type="float">
            <text:p>0.497818974918212</text:p>
          </table:table-cell>
          <table:table-cell office:value-type="float" office:value="0.854143947655398" calcext:value-type="float">
            <text:p>0.854143947655398</text:p>
          </table:table-cell>
          <table:table-cell office:value-type="float" office:value="0.85196292257361" calcext:value-type="float">
            <text:p>0.85196292257361</text:p>
          </table:table-cell>
          <table:table-cell office:value-type="float" office:value="0.84814612868048" calcext:value-type="float">
            <text:p>0.84814612868048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7435751411119" calcext:value-type="float">
            <text:p>0.127435751411119</text:p>
          </table:table-cell>
          <table:table-cell office:value-type="float" office:value="0.0869659451112135" calcext:value-type="float">
            <text:p>0.0869659451112135</text:p>
          </table:table-cell>
          <table:table-cell office:value-type="float" office:value="0.949917644745599" calcext:value-type="float">
            <text:p>0.949917644745599</text:p>
          </table:table-cell>
          <table:table-cell office:value-type="float" office:value="0.955583908973331" calcext:value-type="float">
            <text:p>0.955583908973331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23627035083696" calcext:value-type="float">
            <text:p>0.423627035083696</text:p>
          </table:table-cell>
          <table:table-cell office:value-type="float" office:value="0.460667548889869" calcext:value-type="float">
            <text:p>0.460667548889869</text:p>
          </table:table-cell>
          <table:table-cell office:value-type="float" office:value="0.516712490709621" calcext:value-type="float">
            <text:p>0.516712490709621</text:p>
          </table:table-cell>
          <table:table-cell office:value-type="float" office:value="0.558481327350686" calcext:value-type="float">
            <text:p>0.558481327350686</text:p>
          </table:table-cell>
        </table:table-row>
      </table:table>
      <table:table table:name="4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50517780728959" calcext:value-type="float">
            <text:p>0.150517780728959</text:p>
          </table:table-cell>
          <table:table-cell office:value-type="float" office:value="0.439143186696382" calcext:value-type="float">
            <text:p>0.439143186696382</text:p>
          </table:table-cell>
          <table:table-cell office:value-type="float" office:value="0.946049851382147" calcext:value-type="float">
            <text:p>0.946049851382147</text:p>
          </table:table-cell>
          <table:table-cell office:value-type="float" office:value="0.946633372400771" calcext:value-type="float">
            <text:p>0.946633372400771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0824074631733" calcext:value-type="float">
            <text:p>0.50824074631733</text:p>
          </table:table-cell>
          <table:table-cell office:value-type="float" office:value="0.8076212035803" calcext:value-type="float">
            <text:p>0.8076212035803</text:p>
          </table:table-cell>
          <table:table-cell office:value-type="float" office:value="0.805320504333763" calcext:value-type="float">
            <text:p>0.805320504333763</text:p>
          </table:table-cell>
          <table:table-cell office:value-type="float" office:value="0.809107052602316" calcext:value-type="float">
            <text:p>0.809107052602316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4518272425249" calcext:value-type="float">
            <text:p>0.144518272425249</text:p>
          </table:table-cell>
          <table:table-cell office:value-type="float" office:value="0.454318936877076" calcext:value-type="float">
            <text:p>0.454318936877076</text:p>
          </table:table-cell>
          <table:table-cell office:value-type="float" office:value="0.956810631229236" calcext:value-type="float">
            <text:p>0.956810631229236</text:p>
          </table:table-cell>
          <table:table-cell office:value-type="float" office:value="0.952104097452935" calcext:value-type="float">
            <text:p>0.952104097452935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10520487264673" calcext:value-type="float">
            <text:p>0.510520487264673</text:p>
          </table:table-cell>
          <table:table-cell office:value-type="float" office:value="0.842469545957918" calcext:value-type="float">
            <text:p>0.842469545957918</text:p>
          </table:table-cell>
          <table:table-cell office:value-type="float" office:value="0.837209302325581" calcext:value-type="float">
            <text:p>0.837209302325581</text:p>
          </table:table-cell>
          <table:table-cell office:value-type="float" office:value="0.841362126245847" calcext:value-type="float">
            <text:p>0.841362126245847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18863301180364" calcext:value-type="float">
            <text:p>0.118863301180364</text:p>
          </table:table-cell>
          <table:table-cell office:value-type="float" office:value="0.0892551195235376" calcext:value-type="float">
            <text:p>0.0892551195235376</text:p>
          </table:table-cell>
          <table:table-cell office:value-type="float" office:value="0.946695129446788" calcext:value-type="float">
            <text:p>0.946695129446788</text:p>
          </table:table-cell>
          <table:table-cell office:value-type="float" office:value="0.941719415354333" calcext:value-type="float">
            <text:p>0.941719415354333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1966593578979" calcext:value-type="float">
            <text:p>0.441966593578979</text:p>
          </table:table-cell>
          <table:table-cell office:value-type="float" office:value="0.4572501878287" calcext:value-type="float">
            <text:p>0.4572501878287</text:p>
          </table:table-cell>
          <table:table-cell office:value-type="float" office:value="0.526460691342918" calcext:value-type="float">
            <text:p>0.526460691342918</text:p>
          </table:table-cell>
          <table:table-cell office:value-type="float" office:value="0.51497747338696" calcext:value-type="float">
            <text:p>0.51497747338696</text:p>
          </table:table-cell>
        </table:table-row>
      </table:table>
      <table:table table:name="8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6738336689297" calcext:value-type="float">
            <text:p>0.146738336689297</text:p>
          </table:table-cell>
          <table:table-cell office:value-type="float" office:value="0.436214336116502" calcext:value-type="float">
            <text:p>0.436214336116502</text:p>
          </table:table-cell>
          <table:table-cell office:value-type="float" office:value="0.941664526388812" calcext:value-type="float">
            <text:p>0.941664526388812</text:p>
          </table:table-cell>
          <table:table-cell office:value-type="float" office:value="0.942894277005114" calcext:value-type="float">
            <text:p>0.942894277005114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1969031523266" calcext:value-type="float">
            <text:p>0.511969031523266</text:p>
          </table:table-cell>
          <table:table-cell office:value-type="float" office:value="0.812008295028751" calcext:value-type="float">
            <text:p>0.812008295028751</text:p>
          </table:table-cell>
          <table:table-cell office:value-type="float" office:value="0.800052224565155" calcext:value-type="float">
            <text:p>0.800052224565155</text:p>
          </table:table-cell>
          <table:table-cell office:value-type="float" office:value="0.813889961901479" calcext:value-type="float">
            <text:p>0.813889961901479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4964539007092" calcext:value-type="float">
            <text:p>0.144964539007092</text:p>
          </table:table-cell>
          <table:table-cell office:value-type="float" office:value="0.448510638297872" calcext:value-type="float">
            <text:p>0.448510638297872</text:p>
          </table:table-cell>
          <table:table-cell office:value-type="float" office:value="0.952056737588653" calcext:value-type="float">
            <text:p>0.952056737588653</text:p>
          </table:table-cell>
          <table:table-cell office:value-type="float" office:value="0.953475177304965" calcext:value-type="float">
            <text:p>0.953475177304965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13758865248227" calcext:value-type="float">
            <text:p>0.513758865248227</text:p>
          </table:table-cell>
          <table:table-cell office:value-type="float" office:value="0.851347517730496" calcext:value-type="float">
            <text:p>0.851347517730496</text:p>
          </table:table-cell>
          <table:table-cell office:value-type="float" office:value="0.841418439716312" calcext:value-type="float">
            <text:p>0.841418439716312</text:p>
          </table:table-cell>
          <table:table-cell office:value-type="float" office:value="0.853049645390071" calcext:value-type="float">
            <text:p>0.853049645390071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0896747792857" calcext:value-type="float">
            <text:p>0.120896747792857</text:p>
          </table:table-cell>
          <table:table-cell office:value-type="float" office:value="0.0884673493369146" calcext:value-type="float">
            <text:p>0.0884673493369146</text:p>
          </table:table-cell>
          <table:table-cell office:value-type="float" office:value="0.942223951189699" calcext:value-type="float">
            <text:p>0.942223951189699</text:p>
          </table:table-cell>
          <table:table-cell office:value-type="float" office:value="0.937769825652997" calcext:value-type="float">
            <text:p>0.937769825652997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1096469773318" calcext:value-type="float">
            <text:p>0.441096469773318</text:p>
          </table:table-cell>
          <table:table-cell office:value-type="float" office:value="0.459852896107876" calcext:value-type="float">
            <text:p>0.459852896107876</text:p>
          </table:table-cell>
          <table:table-cell office:value-type="float" office:value="0.512114833853247" calcext:value-type="float">
            <text:p>0.512114833853247</text:p>
          </table:table-cell>
          <table:table-cell office:value-type="float" office:value="0.507221321438673" calcext:value-type="float">
            <text:p>0.507221321438673</text:p>
          </table:table-cell>
        </table:table-row>
      </table:table>
      <table:table table:name="Average" table:style-name="ta1">
        <table:table-column table:style-name="co11" table:default-cell-style-name="Default"/>
        <table:table-column table:style-name="co9" table:default-cell-style-name="ce2"/>
        <table:table-column table:style-name="co12" table:default-cell-style-name="ce2"/>
        <table:table-column table:style-name="co9" table:number-columns-repeated="2" table:default-cell-style-name="ce2"/>
        <table:table-row table:style-name="ro1">
          <table:table-cell/>
          <table:table-cell table:style-name="Default" office:value-type="string" calcext:value-type="string">
            <text:p>Random Classifier</text:p>
          </table:table-cell>
          <table:table-cell table:style-name="Default" office:value-type="string" calcext:value-type="string">
            <text:p>Majority Classifier</text:p>
          </table:table-cell>
          <table:table-cell table:style-name="Default" office:value-type="string" calcext:value-type="string">
            <text:p>Bert Full</text:p>
          </table:table-cell>
          <table:table-cell table:style-name="Default"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table:formula="of:=AVERAGE([$'11'.B2];[$'27'.B2];[$'35'.B2];[$'42'.B2];[$'81'.B2])" office:value-type="float" office:value="0.150140258567448" calcext:value-type="float">
            <text:p>0.150140258567448</text:p>
          </table:table-cell>
          <table:table-cell table:formula="of:=AVERAGE([$'11'.C2];[$'27'.C2];[$'35'.C2];[$'42'.C2];[$'81'.C2])" office:value-type="float" office:value="0.430021214749509" calcext:value-type="float">
            <text:p>0.430021214749509</text:p>
          </table:table-cell>
          <table:table-cell table:formula="of:=AVERAGE([$'11'.D2];[$'27'.D2];[$'35'.D2];[$'42'.D2];[$'81'.D2])" office:value-type="float" office:value="0.943768769989993" calcext:value-type="float">
            <text:p>0.943768769989993</text:p>
          </table:table-cell>
          <table:table-cell table:formula="of:=AVERAGE([$'11'.E2];[$'27'.E2];[$'35'.E2];[$'42'.E2];[$'81'.E2])" office:value-type="float" office:value="0.945973584932085" calcext:value-type="float">
            <text:p>0.945973584932085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table:formula="of:=AVERAGE([$'11'.B3];[$'27'.B3];[$'35'.B3];[$'42'.B3];[$'81'.B3])" office:value-type="float" office:value="0.509879728331673" calcext:value-type="float">
            <text:p>0.509879728331673</text:p>
          </table:table-cell>
          <table:table-cell table:formula="of:=AVERAGE([$'11'.C3];[$'27'.C3];[$'35'.C3];[$'42'.C3];[$'81'.C3])" office:value-type="float" office:value="0.808811450380508" calcext:value-type="float">
            <text:p>0.808811450380508</text:p>
          </table:table-cell>
          <table:table-cell table:formula="of:=AVERAGE([$'11'.D3];[$'27'.D3];[$'35'.D3];[$'42'.D3];[$'81'.D3])" office:value-type="float" office:value="0.806002953744574" calcext:value-type="float">
            <text:p>0.806002953744574</text:p>
          </table:table-cell>
          <table:table-cell table:formula="of:=AVERAGE([$'11'.E3];[$'27'.E3];[$'35'.E3];[$'42'.E3];[$'81'.E3])" office:value-type="float" office:value="0.807340822663898" calcext:value-type="float">
            <text:p>0.807340822663898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table:formula="of:=AVERAGE([$'11'.B4];[$'27'.B4];[$'35'.B4];[$'42'.B4];[$'81'.B4])" office:value-type="float" office:value="0.147451346913943" calcext:value-type="float">
            <text:p>0.147451346913943</text:p>
          </table:table-cell>
          <table:table-cell table:formula="of:=AVERAGE([$'11'.C4];[$'27'.C4];[$'35'.C4];[$'42'.C4];[$'81'.C4])" office:value-type="float" office:value="0.440798629588686" calcext:value-type="float">
            <text:p>0.440798629588686</text:p>
          </table:table-cell>
          <table:table-cell table:formula="of:=AVERAGE([$'11'.D4];[$'27'.D4];[$'35'.D4];[$'42'.D4];[$'81'.D4])" office:value-type="float" office:value="0.952159224536668" calcext:value-type="float">
            <text:p>0.952159224536668</text:p>
          </table:table-cell>
          <table:table-cell table:formula="of:=AVERAGE([$'11'.E4];[$'27'.E4];[$'35'.E4];[$'42'.E4];[$'81'.E4])" office:value-type="float" office:value="0.952817155790073" calcext:value-type="float">
            <text:p>0.952817155790073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table:formula="of:=AVERAGE([$'11'.B5];[$'27'.B5];[$'35'.B5];[$'42'.B5];[$'81'.B5])" office:value-type="float" office:value="0.507410245003622" calcext:value-type="float">
            <text:p>0.507410245003622</text:p>
          </table:table-cell>
          <table:table-cell table:formula="of:=AVERAGE([$'11'.C5];[$'27'.C5];[$'35'.C5];[$'42'.C5];[$'81'.C5])" office:value-type="float" office:value="0.847090476529506" calcext:value-type="float">
            <text:p>0.847090476529506</text:p>
          </table:table-cell>
          <table:table-cell table:formula="of:=AVERAGE([$'11'.D5];[$'27'.D5];[$'35'.D5];[$'42'.D5];[$'81'.D5])" office:value-type="float" office:value="0.840975832711067" calcext:value-type="float">
            <text:p>0.840975832711067</text:p>
          </table:table-cell>
          <table:table-cell table:formula="of:=AVERAGE([$'11'.E5];[$'27'.E5];[$'35'.E5];[$'42'.E5];[$'81'.E5])" office:value-type="float" office:value="0.842467070147307" calcext:value-type="float">
            <text:p>0.842467070147307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table:formula="of:=AVERAGE([$'11'.B6];[$'27'.B6];[$'35'.B6];[$'42'.B6];[$'81'.B6])" office:value-type="float" office:value="0.123278677094654" calcext:value-type="float">
            <text:p>0.123278677094654</text:p>
          </table:table-cell>
          <table:table-cell table:formula="of:=AVERAGE([$'11'.C6];[$'27'.C6];[$'35'.C6];[$'42'.C6];[$'81'.C6])" office:value-type="float" office:value="0.0874036603525728" calcext:value-type="float">
            <text:p>0.0874036603525728</text:p>
          </table:table-cell>
          <table:table-cell table:formula="of:=AVERAGE([$'11'.D6];[$'27'.D6];[$'35'.D6];[$'42'.D6];[$'81'.D6])" office:value-type="float" office:value="0.942798873648962" calcext:value-type="float">
            <text:p>0.942798873648962</text:p>
          </table:table-cell>
          <table:table-cell table:formula="of:=AVERAGE([$'11'.E6];[$'27'.E6];[$'35'.E6];[$'42'.E6];[$'81'.E6])" office:value-type="float" office:value="0.942153594385038" calcext:value-type="float">
            <text:p>0.942153594385038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table:formula="of:=AVERAGE([$'11'.B7];[$'27'.B7];[$'35'.B7];[$'42'.B7];[$'81'.B7])" office:value-type="float" office:value="0.43664849572261" calcext:value-type="float">
            <text:p>0.43664849572261</text:p>
          </table:table-cell>
          <table:table-cell table:formula="of:=AVERAGE([$'11'.C7];[$'27'.C7];[$'35'.C7];[$'42'.C7];[$'81'.C7])" office:value-type="float" office:value="0.458594723586924" calcext:value-type="float">
            <text:p>0.458594723586924</text:p>
          </table:table-cell>
          <table:table-cell table:formula="of:=AVERAGE([$'11'.D7];[$'27'.D7];[$'35'.D7];[$'42'.D7];[$'81'.D7])" office:value-type="float" office:value="0.529580592469897" calcext:value-type="float">
            <text:p>0.529580592469897</text:p>
          </table:table-cell>
          <table:table-cell table:formula="of:=AVERAGE([$'11'.E7];[$'27'.E7];[$'35'.E7];[$'42'.E7];[$'81'.E7])" office:value-type="float" office:value="0.522028658331645" calcext:value-type="float">
            <text:p>0.522028658331645</text:p>
          </table:table-cell>
        </table:table-row>
        <calcext:conditional-formats>
          <calcext:conditional-format calcext:target-range-address="Average.B2:Average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d Dev" table:style-name="ta1">
        <table:table-column table:style-name="co11" table:default-cell-style-name="Default"/>
        <table:table-column table:style-name="co13" table:number-columns-repeated="4" table:default-cell-style-name="ce3"/>
        <table:table-row table:style-name="ro1">
          <table:table-cell/>
          <table:table-cell table:style-name="Default" office:value-type="string" calcext:value-type="string">
            <text:p>Random Classifier</text:p>
          </table:table-cell>
          <table:table-cell table:style-name="Default" office:value-type="string" calcext:value-type="string">
            <text:p>Majority Classifier</text:p>
          </table:table-cell>
          <table:table-cell table:style-name="Default" office:value-type="string" calcext:value-type="string">
            <text:p>Bert Full</text:p>
          </table:table-cell>
          <table:table-cell table:style-name="Default"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table:formula="of:=STDEV([$'11'.B2];[$'27'.B2];[$'35'.B2];[$'42'.B2];[$'81'.B2])" office:value-type="float" office:value="0.00372050470955372" calcext:value-type="float">
            <text:p>0.00372050470955372</text:p>
          </table:table-cell>
          <table:table-cell table:formula="of:=STDEV([$'11'.C2];[$'27'.C2];[$'35'.C2];[$'42'.C2];[$'81'.C2])" office:value-type="float" office:value="0.0072634591924265" calcext:value-type="float">
            <text:p>0.0072634591924265</text:p>
          </table:table-cell>
          <table:table-cell table:formula="of:=STDEV([$'11'.D2];[$'27'.D2];[$'35'.D2];[$'42'.D2];[$'81'.D2])" office:value-type="float" office:value="0.00570358821015271" calcext:value-type="float">
            <text:p>0.00570358821015271</text:p>
          </table:table-cell>
          <table:table-cell table:formula="of:=STDEV([$'11'.E2];[$'27'.E2];[$'35'.E2];[$'42'.E2];[$'81'.E2])" office:value-type="float" office:value="0.00664382982241234" calcext:value-type="float">
            <text:p>0.00664382982241234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table:formula="of:=STDEV([$'11'.B3];[$'27'.B3];[$'35'.B3];[$'42'.B3];[$'81'.B3])" office:value-type="float" office:value="0.0081762837863275" calcext:value-type="float">
            <text:p>0.0081762837863275</text:p>
          </table:table-cell>
          <table:table-cell table:formula="of:=STDEV([$'11'.C3];[$'27'.C3];[$'35'.C3];[$'42'.C3];[$'81'.C3])" office:value-type="float" office:value="0.0124516560082828" calcext:value-type="float">
            <text:p>0.0124516560082828</text:p>
          </table:table-cell>
          <table:table-cell table:formula="of:=STDEV([$'11'.D3];[$'27'.D3];[$'35'.D3];[$'42'.D3];[$'81'.D3])" office:value-type="float" office:value="0.0107853536925233" calcext:value-type="float">
            <text:p>0.0107853536925233</text:p>
          </table:table-cell>
          <table:table-cell table:formula="of:=STDEV([$'11'.E3];[$'27'.E3];[$'35'.E3];[$'42'.E3];[$'81'.E3])" office:value-type="float" office:value="0.0114504577405981" calcext:value-type="float">
            <text:p>0.0114504577405981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table:formula="of:=STDEV([$'11'.B4];[$'27'.B4];[$'35'.B4];[$'42'.B4];[$'81'.B4])" office:value-type="float" office:value="0.00396518039628038" calcext:value-type="float">
            <text:p>0.00396518039628038</text:p>
          </table:table-cell>
          <table:table-cell table:formula="of:=STDEV([$'11'.C4];[$'27'.C4];[$'35'.C4];[$'42'.C4];[$'81'.C4])" office:value-type="float" office:value="0.0101834131973927" calcext:value-type="float">
            <text:p>0.0101834131973927</text:p>
          </table:table-cell>
          <table:table-cell table:formula="of:=STDEV([$'11'.D4];[$'27'.D4];[$'35'.D4];[$'42'.D4];[$'81'.D4])" office:value-type="float" office:value="0.00444660735068727" calcext:value-type="float">
            <text:p>0.00444660735068727</text:p>
          </table:table-cell>
          <table:table-cell table:formula="of:=STDEV([$'11'.E4];[$'27'.E4];[$'35'.E4];[$'42'.E4];[$'81'.E4])" office:value-type="float" office:value="0.00470175007787295" calcext:value-type="float">
            <text:p>0.00470175007787295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table:formula="of:=STDEV([$'11'.B5];[$'27'.B5];[$'35'.B5];[$'42'.B5];[$'81'.B5])" office:value-type="float" office:value="0.00600641498460056" calcext:value-type="float">
            <text:p>0.00600641498460056</text:p>
          </table:table-cell>
          <table:table-cell table:formula="of:=STDEV([$'11'.C5];[$'27'.C5];[$'35'.C5];[$'42'.C5];[$'81'.C5])" office:value-type="float" office:value="0.0102091722275012" calcext:value-type="float">
            <text:p>0.0102091722275012</text:p>
          </table:table-cell>
          <table:table-cell table:formula="of:=STDEV([$'11'.D5];[$'27'.D5];[$'35'.D5];[$'42'.D5];[$'81'.D5])" office:value-type="float" office:value="0.00817675373231223" calcext:value-type="float">
            <text:p>0.00817675373231223</text:p>
          </table:table-cell>
          <table:table-cell table:formula="of:=STDEV([$'11'.E5];[$'27'.E5];[$'35'.E5];[$'42'.E5];[$'81'.E5])" office:value-type="float" office:value="0.00932917354305305" calcext:value-type="float">
            <text:p>0.00932917354305305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table:formula="of:=STDEV([$'11'.B6];[$'27'.B6];[$'35'.B6];[$'42'.B6];[$'81'.B6])" office:value-type="float" office:value="0.00355872761521677" calcext:value-type="float">
            <text:p>0.00355872761521677</text:p>
          </table:table-cell>
          <table:table-cell table:formula="of:=STDEV([$'11'.C6];[$'27'.C6];[$'35'.C6];[$'42'.C6];[$'81'.C6])" office:value-type="float" office:value="0.00139830464042979" calcext:value-type="float">
            <text:p>0.00139830464042979</text:p>
          </table:table-cell>
          <table:table-cell table:formula="of:=STDEV([$'11'.D6];[$'27'.D6];[$'35'.D6];[$'42'.D6];[$'81'.D6])" office:value-type="float" office:value="0.00772194166843986" calcext:value-type="float">
            <text:p>0.00772194166843986</text:p>
          </table:table-cell>
          <table:table-cell table:formula="of:=STDEV([$'11'.E6];[$'27'.E6];[$'35'.E6];[$'42'.E6];[$'81'.E6])" office:value-type="float" office:value="0.00840608056319505" calcext:value-type="float">
            <text:p>0.00840608056319505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table:formula="of:=STDEV([$'11'.B7];[$'27'.B7];[$'35'.B7];[$'42'.B7];[$'81'.B7])" office:value-type="float" office:value="0.00809484592640553" calcext:value-type="float">
            <text:p>0.00809484592640553</text:p>
          </table:table-cell>
          <table:table-cell table:formula="of:=STDEV([$'11'.C7];[$'27'.C7];[$'35'.C7];[$'42'.C7];[$'81'.C7])" office:value-type="float" office:value="0.00300344524575373" calcext:value-type="float">
            <text:p>0.00300344524575373</text:p>
          </table:table-cell>
          <table:table-cell table:formula="of:=STDEV([$'11'.D7];[$'27'.D7];[$'35'.D7];[$'42'.D7];[$'81'.D7])" office:value-type="float" office:value="0.0187547621840566" calcext:value-type="float">
            <text:p>0.0187547621840566</text:p>
          </table:table-cell>
          <table:table-cell table:formula="of:=STDEV([$'11'.E7];[$'27'.E7];[$'35'.E7];[$'42'.E7];[$'81'.E7])" office:value-type="float" office:value="0.0225762931419752" calcext:value-type="float">
            <text:p>0.0225762931419752</text:p>
          </table:table-cell>
        </table:table-row>
        <calcext:conditional-formats>
          <calcext:conditional-format calcext:target-range-address="'Std Dev'.B2:'Std Dev'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1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16:36:37.6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3T17:18:18.309000000</dc:date>
    <meta:editing-duration>PT45M43S</meta:editing-duration>
    <meta:editing-cycles>2</meta:editing-cycles>
    <meta:generator>LibreOffice/7.6.4.1$Windows_X86_64 LibreOffice_project/e19e193f88cd6c0525a17fb7a176ed8e6a3e2aa1</meta:generator>
    <meta:document-statistic meta:table-count="7" meta:cell-count="238" meta:object-count="0"/>
  </office:meta>
</office:document-meta>
</file>